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10000021127B7415F4E4C3589.png" manifest:media-type="image/png"/>
  <manifest:file-entry manifest:full-path="Pictures/1001117F0000675A000039E1B09DDC3A91AB163A.svg" manifest:media-type="image/svg+xml"/>
  <manifest:file-entry manifest:full-path="Pictures/10000000000003F1000003ADB14068A323341D9D.png" manifest:media-type="image/png"/>
  <manifest:file-entry manifest:full-path="Pictures/10000201000004A8000004B0DB1E6929818E6D00.png" manifest:media-type="image/png"/>
  <manifest:file-entry manifest:full-path="Pictures/1000020100000253000000E1321ED35A60966B15.png" manifest:media-type="image/png"/>
  <manifest:file-entry manifest:full-path="Pictures/10000201000001EA000001814B0D19573BD28A6E.png" manifest:media-type="image/png"/>
  <manifest:file-entry manifest:full-path="Pictures/10000201000001FF00000282981C0CE2968077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6.863cm, 0cm, 0cm)" draw:image-opacity="100%" style:mirror="horizontal"/>
    </style:style>
    <style:style style:name="gr3" style:family="graphic" style:parent-style-name="standard">
      <style:graphic-properties draw:stroke="solid" draw:fill="none" draw:textarea-horizontal-align="justify" draw:textarea-vertical-align="middle" draw:auto-grow-height="false" fo:min-height="1.55cm" fo:min-width="7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459cm, 0cm, 0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329cm" fo:min-width="0.00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16.334cm"/>
    </style:style>
    <style:style style:name="gr9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6.863cm, 0cm, 0cm)" draw:image-opacity="100%" style:mirror="horizontal"/>
    </style:style>
    <style:style style:name="gr10" style:family="graphic" style:parent-style-name="standard">
      <style:graphic-properties draw:stroke="solid" draw:fill="none" draw:textarea-horizontal-align="justify" draw:textarea-vertical-align="middle" draw:auto-grow-height="false" fo:min-height="1.55cm" fo:min-width="16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3399ff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T1" style:family="text">
      <style:text-properties fo:color="#33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xml:id="id2" draw:id="id2" draw:layer="layout" svg:width="5.883cm" svg:height="5.923cm" svg:x="11.3cm" svg:y="13.477cm">
          <draw:image xlink:href="Pictures/10000201000004A8000004B0DB1E6929818E6D0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tup 1</text:p>
          </draw:text-box>
        </draw:frame>
        <draw:frame draw:style-name="gr1" draw:text-style-name="P1" draw:layer="layout" svg:width="5.694cm" svg:height="4.851cm" svg:x="2.8cm" svg:y="13.507cm">
          <draw:image xlink:href="Pictures/10000201000001EA000001814B0D19573BD28A6E.png" xlink:type="simple" xlink:show="embed" xlink:actuate="onLoad">
            <text:p/>
          </draw:image>
        </draw:frame>
        <draw:frame draw:style-name="gr2" draw:text-style-name="P2" xml:id="id1" draw:id="id1" draw:layer="layout" svg:width="2.632cm" svg:height="1.977cm" svg:x="6.2cm" svg:y="11.823cm">
          <draw:image xlink:href="Pictures/1000020100000253000000E1321ED35A60966B15.png" xlink:type="simple" xlink:show="embed" xlink:actuate="onLoad">
            <text:p/>
          </draw:image>
        </draw:frame>
        <draw:custom-shape draw:style-name="gr3" draw:text-style-name="P1" draw:layer="layout" svg:width="7.8cm" svg:height="1.8cm" svg:x="1.4cm" svg:y="19cm">
          <text:p text:style-name="P3">Bild Aquise</text:p>
          <text:p text:style-name="P3">Oberlausitz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cm" svg:height="1.8cm" svg:x="10.4cm" svg:y="19cm">
          <text:p text:style-name="P3">Daten Backup</text:p>
          <text:p text:style-name="P3">Uni Würzbur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cm" svg:height="1.8cm" svg:x="19.3cm" svg:y="19cm">
          <text:p text:style-name="P3">Zeitreihen Analysen</text:p>
          <text:p text:style-name="P3">Laptop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6cm" svg:height="2.005cm" svg:x="14.6cm" svg:y="13.052cm">
          <draw:image xlink:href="Pictures/10000201000001FF00000282981C0CE2968077AE.png" xlink:type="simple" xlink:show="embed" xlink:actuate="onLoad">
            <text:p/>
          </draw:image>
        </draw:frame>
        <draw:connector draw:style-name="gr4" draw:text-style-name="P1" draw:layer="layout" draw:type="curve" draw:line-skew="-1.13cm" svg:x1="7.516cm" svg:y1="11.823cm" svg:x2="14.241cm" svg:y2="13.477cm" draw:start-shape="id1" draw:start-glue-point="0" draw:end-shape="id2" svg:d="M7516 11823c0-2446 6725-3273 6725 1654" svg:viewBox="0 0 6726 3602">
          <text:p text:style-name="P3">FTP</text:p>
          <text:p text:style-name="P3">(ohne VPN)</text:p>
          <text:p text:style-name="P3"/>
        </draw:connector>
        <draw:frame draw:style-name="gr5" draw:text-style-name="P1" xml:id="id3" draw:id="id3" draw:layer="layout" svg:width="4.818cm" svg:height="4.411cm" svg:x="20.591cm" svg:y="14.296cm">
          <draw:image xlink:href="Pictures/10000000000003F1000003ADB14068A323341D9D.png" xlink:type="simple" xlink:show="embed" xlink:actuate="onLoad">
            <text:p/>
          </draw:image>
        </draw:frame>
        <draw:g>
          <draw:frame draw:style-name="gr1" draw:text-style-name="P1" draw:layer="layout" svg:width="4.93cm" svg:height="3.167cm" svg:x="22cm" svg:y="12.233cm">
            <draw:image xlink:href="Pictures/1001117F0000675A000039E1B09DDC3A91AB163A.svg" xlink:type="simple" xlink:show="embed" xlink:actuate="onLoad">
              <text:p/>
            </draw:image>
            <draw:image xlink:href="Pictures/10000201000003B10000021127B7415F4E4C3589.png" xlink:type="simple" xlink:show="embed" xlink:actuate="onLoad"/>
          </draw:frame>
          <draw:custom-shape draw:style-name="gr6" draw:text-style-name="P4" draw:layer="layout" svg:width="0.714cm" svg:height="0.819cm" svg:x="25.48cm" svg:y="14.008cm">
            <text:p text:style-name="P3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type="curve" draw:line-skew="-2.722cm" svg:x1="14.241cm" svg:y1="13.477cm" svg:x2="23cm" svg:y2="14.296cm" draw:start-shape="id2" draw:start-glue-point="0" draw:end-shape="id3" svg:d="M14241 13477c0-4834 8759-5244 8759 819" svg:viewBox="0 0 8760 4498">
          <text:p text:style-name="P3">SMB / FTP</text:p>
          <text:p text:style-name="P3">(mit VPN)</text:p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/>
              <text:p/>
              <text:p/>
              <text:p/>
              <text:p/>
              <text:p/>
              <text:p/>
              <text:p/>
            </draw:text-box>
          </draw:frame>
          <draw:frame draw:style-name="gr8" draw:text-style-name="P6" draw:layer="layout" svg:width="21.453cm" svg:height="16.584cm" svg:x="-0.2cm" svg:y="16.4cm">
            <draw:text-box>
              <text:p><text:a xlink:href="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" xlink:type="simple">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</text:a></text:p>
              <text:p/>
              <text:p><text:a xlink:href="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" xlink:type="simple">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</text:a></text:p>
              <text:p/>
              <text:p><text:a xlink:href="https://www.honeycombcreative.com/wp-content/uploads/2016/01/website-seo-page.svg" xlink:type="simple">https://www.honeycombcreative.com/wp-content/uploads/2016/01/website-seo-page.svg</text:a></text:p>
              <text:p/>
              <text:p/>
            </draw:text-box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etup 2</text:p>
          </draw:text-box>
        </draw:frame>
        <draw:frame draw:style-name="gr1" draw:text-style-name="P1" draw:layer="layout" svg:width="5.694cm" svg:height="4.851cm" svg:x="2.8cm" svg:y="13.507cm">
          <draw:image xlink:href="Pictures/10000201000001EA000001814B0D19573BD28A6E.png" xlink:type="simple" xlink:show="embed" xlink:actuate="onLoad">
            <text:p/>
          </draw:image>
        </draw:frame>
        <draw:frame draw:style-name="gr9" draw:text-style-name="P2" xml:id="id4" draw:id="id4" draw:layer="layout" svg:width="2.632cm" svg:height="1.977cm" svg:x="6.2cm" svg:y="11.823cm">
          <draw:image xlink:href="Pictures/1000020100000253000000E1321ED35A60966B15.png" xlink:type="simple" xlink:show="embed" xlink:actuate="onLoad">
            <text:p/>
          </draw:image>
        </draw:frame>
        <draw:custom-shape draw:style-name="gr10" draw:text-style-name="P1" draw:layer="layout" svg:width="16.8cm" svg:height="1.8cm" svg:x="1.4cm" svg:y="19cm">
          <text:p text:style-name="P3">Bild Aquise</text:p>
          <text:p text:style-name="P3">Oberlausitz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cm" svg:height="1.8cm" svg:x="19.3cm" svg:y="19cm">
          <text:p text:style-name="P3">Zeitreihen Analysen</text:p>
          <text:p text:style-name="P3">Laptop</text:p>
          <draw:enhanced-geometry svg:viewBox="0 0 21600 21600" draw:type="rectangle" draw:enhanced-path="M 0 0 L 21600 0 21600 21600 0 21600 0 0 Z N"/>
        </draw:custom-shape>
        <draw:frame draw:style-name="gr1" draw:text-style-name="P1" xml:id="id5" draw:id="id5" draw:layer="layout" svg:width="1.6cm" svg:height="2.005cm" svg:x="11.6cm" svg:y="11.595cm">
          <draw:image xlink:href="Pictures/10000201000001FF00000282981C0CE2968077AE.png" xlink:type="simple" xlink:show="embed" xlink:actuate="onLoad">
            <text:p/>
          </draw:image>
        </draw:frame>
        <draw:connector draw:style-name="gr4" draw:text-style-name="P1" draw:layer="layout" draw:type="curve" svg:x1="7.516cm" svg:y1="11.823cm" svg:x2="12.4cm" svg:y2="11.595cm" draw:start-shape="id4" draw:start-glue-point="0" draw:end-shape="id5" svg:d="M7516 11823c0-1092 4884-978 4884-228" svg:viewBox="0 0 4885 806">
          <text:p text:style-name="P3">WGET</text:p>
          <text:p text:style-name="P3">(via LAN)</text:p>
          <text:p text:style-name="P3"/>
        </draw:connector>
        <draw:frame draw:style-name="gr5" draw:text-style-name="P1" xml:id="id6" draw:id="id6" draw:layer="layout" svg:width="4.818cm" svg:height="4.411cm" svg:x="20.591cm" svg:y="14.296cm">
          <draw:image xlink:href="Pictures/10000000000003F1000003ADB14068A323341D9D.png" xlink:type="simple" xlink:show="embed" xlink:actuate="onLoad">
            <text:p/>
          </draw:image>
        </draw:frame>
        <draw:g>
          <draw:frame draw:style-name="gr1" draw:text-style-name="P1" draw:layer="layout" svg:width="4.93cm" svg:height="3.167cm" svg:x="22cm" svg:y="12.233cm">
            <draw:image xlink:href="Pictures/1001117F0000675A000039E1B09DDC3A91AB163A.svg" xlink:type="simple" xlink:show="embed" xlink:actuate="onLoad">
              <text:p/>
            </draw:image>
            <draw:image xlink:href="Pictures/10000201000003B10000021127B7415F4E4C3589.png" xlink:type="simple" xlink:show="embed" xlink:actuate="onLoad"/>
          </draw:frame>
          <draw:custom-shape draw:style-name="gr6" draw:text-style-name="P4" draw:layer="layout" svg:width="0.714cm" svg:height="0.819cm" svg:x="25.48cm" svg:y="14.008cm">
            <text:p text:style-name="P3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type="curve" svg:x1="12.4cm" svg:y1="11.595cm" svg:x2="23cm" svg:y2="14.296cm" draw:start-shape="id5" draw:start-glue-point="0" draw:end-shape="id6" svg:d="M12400 11595c0-750 10600-2100 10600 2701" svg:viewBox="0 0 10601 3466">
          <text:p text:style-name="P3">Manually</text:p>
          <text:p text:style-name="P3">(external storage)</text:p>
        </draw:connector>
        <draw:connector draw:style-name="gr4" draw:text-style-name="P1" draw:layer="layout" draw:type="curve" svg:x1="12.4cm" svg:y1="13.6cm" svg:x2="7.516cm" svg:y2="13.8cm" draw:start-shape="id5" draw:end-shape="id4" draw:end-glue-point="2" svg:d="M12400 13600c0 1050-4884 950-4884 200" svg:viewBox="0 0 4885 777">
          <text:p text:style-name="P3">Timeserver</text:p>
          <text:p text:style-name="P3"/>
        </draw:connecto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>
            <draw:text-box>
              <text:p/>
              <text:p/>
              <text:p/>
              <text:p/>
              <text:p/>
              <text:p/>
              <text:p/>
              <text:p/>
            </draw:text-box>
          </draw:frame>
          <draw:frame draw:style-name="gr8" draw:text-style-name="P6" draw:layer="layout" svg:width="21.453cm" svg:height="16.584cm" svg:x="-0.2cm" svg:y="16.4cm">
            <draw:text-box>
              <text:p><text:a xlink:href="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" xlink:type="simple">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</text:a></text:p>
              <text:p/>
              <text:p><text:a xlink:href="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" xlink:type="simple">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</text:a></text:p>
              <text:p/>
              <text:p><text:a xlink:href="https://www.honeycombcreative.com/wp-content/uploads/2016/01/website-seo-page.svg" xlink:type="simple">https://www.honeycombcreative.com/wp-content/uploads/2016/01/website-seo-page.svg</text:a></text:p>
              <text:p/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02:50:22.841781070</meta:creation-date>
    <dc:date>2017-02-05T15:54:13.061517913</dc:date>
    <meta:editing-duration>PT34M48S</meta:editing-duration>
    <meta:editing-cycles>9</meta:editing-cycles>
    <meta:generator>LibreOffice/5.2.2.2$Linux_X86_64 LibreOffice_project/20m0$Build-2</meta:generator>
    <meta:document-statistic meta:object-count="54"/>
  </office:meta>
</office:document-meta>
</file>